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fo:margin-top="0cm" fo:margin-bottom="0.353cm" fo:line-height="115%" fo:text-align="start" style:justify-single-word="false" style:text-autospace="none"/>
    </style:style>
    <style:style style:name="P7" style:family="paragraph" style:parent-style-name="Standard" style:list-style-name="L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6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7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 style:list-style-name="L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1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d List</text:p>
      <text:p text:style-name="P1"/>
      <text:list xml:id="list189651534544692" text:style-name="L1">
        <text:list-header>
          <text:p text:style-name="P7"/>
        </text:list-header>
      </text:list>
      <text:p text:style-name="P5">Design Overview</text:p>
      <text:list xml:id="list31442382" text:continue-numbering="true" text:style-name="L1">
        <text:list-item>
          <text:list>
            <text:list-item>
              <text:p text:style-name="P7">For each talent tree, try and desing the following</text:p>
              <text:list>
                <text:list-item>
                  <text:p text:style-name="P7">Maximum of 15 cards per tree</text:p>
                </text:list-item>
                <text:list-item>
                  <text:p text:style-name="P7">At least 1 (ideally 2) synergistic themes that define the talent tree and direct play style</text:p>
                </text:list-item>
                <text:list-item>
                  <text:p text:style-name="P7">A good mix of M attack, R attack, Skill and Power cards.</text:p>
                </text:list-item>
                <text:list-item>
                  <text:p text:style-name="P7">1 'Gain Block' card</text:p>
                </text:list-item>
                <text:list-item>
                  <text:p text:style-name="P7">1 'Card Draw' card</text:p>
                </text:list-item>
                <text:list-item>
                  <text:p text:style-name="P7">1 'Gain Energy' card</text:p>
                </text:list-item>
                <text:list-item>
                  <text:p text:style-name="P7">Targetted or AoE ally buff card (give +2 power, dexterity, wisdom, increase crit, etc)</text:p>
                </text:list-item>
                <text:list-item>
                  <text:p text:style-name="P7">Targetted or AoE enemy debuff card</text:p>
                </text:list-item>
                <text:list-item>
                  <text:p text:style-name="P7">1 Exhaust card</text:p>
                </text:list-item>
                <text:list-item>
                  <text:p text:style-name="P7">EXTRA: At least 1 card that would be nice in another tree (to encourage cross talent builds)</text:p>
                </text:list-item>
              </text:list>
            </text:list-item>
          </text:list>
        </text:list-item>
      </text:list>
      <text:p text:style-name="P3"/>
      <text:p text:style-name="P5">Inspirations</text:p>
      <text:p text:style-name="P3">Slay the spire cards: <text:a xlink:type="simple" xlink:href="https://slay-the-spire.fandom.com/wiki/Cards" text:style-name="Internet_20_link" text:visited-style-name="Visited_20_Internet_20_Link">https://slay-the-spire.fandom.com/wiki/Cards</text:a> </text:p>
      <text:p text:style-name="P6"><text:span text:style-name="T2">Divinity 2 Original Sin abilities: </text:span><text:a xlink:type="simple" xlink:href="https://divinityoriginalsin2.wiki.fextralife.com/Skills" text:style-name="Internet_20_link" text:visited-style-name="Visited_20_Internet_20_Link">https://divinityoriginalsin2.wiki.fextralife.com/Skills</text:a> </text:p>
      <text:p text:style-name="P3"/>
      <text:p text:style-name="P5">Specific Talent Trees and Their Cards</text:p>
      <text:p text:style-name="P1"/>
      <text:p text:style-name="P5">Pyromania</text:p>
      <text:list xml:id="list7747544145259055497" text:style-name="L2">
        <text:list-item>
          <text:list>
            <text:list-item>
              <text:p text:style-name="P16">Full Card List</text:p>
              <text:list>
                <text:list-item>
                  <text:p text:style-name="P8">Lava Spew (Energy 10, Skill) x2: Apply 4 Burning to a target.</text:p>
                </text:list-item>
                <text:list-item>
                  <text:p text:style-name="P8">Combustion (Energy 20, Skill) x1: Remove all burning from a target. Deal fire damage equal to the amount removed. Exhaust.</text:p>
                </text:list-item>
                <text:list-item>
                  <text:p text:style-name="P8">Hot Head (Energy 0, Skill) : Gain 10 Energy. Add burn card to your hand</text:p>
                </text:list-item>
                <text:list-item>
                  <text:p text:style-name="P8">Cauterize (Energy 10, Skill) : Exhaust a card in your hand. If it is a status, Gain 8 Block and draw 1 card.</text:p>
                </text:list-item>
                <text:list-item>
                  <text:p text:style-name="P8"><text:soft-page-break/>Fire Ball (Energy 10, RA) : Deal 5 Fire damage and apply 2 burning</text:p>
                </text:list-item>
                <text:list-item>
                  <text:p text:style-name="P8">Fire Nova (Energy 20, RA) : Deal 8 Fire and apply 2 burning damage to all enemies</text:p>
                </text:list-item>
                <text:list-item>
                  <text:p text:style-name="P8">Fiery Aura (Energy 20, Power): On activation end, apply 2 burning to all enemies.</text:p>
                </text:list-item>
                <text:list-item>
                  <text:p text:style-name="P8">Melt (Energy 10, Skill) Remove all block from a target. Apply 3 burning. Exhaust</text:p>
                </text:list-item>
                <text:list-item>
                  <text:p text:style-name="P8">Immolation (Energy 10, Power): Your Melee Attack and Ranged attack abilities that reduce health apply 1 burning.</text:p>
                </text:list-item>
                <text:list-item>
                  <text:p text:style-name="P8">Fire Ward (Energy 10, Skill) Gain 8 Block. Shuffle a burn into your draw pile.</text:p>
                </text:list-item>
                <text:list-item>
                  <text:p text:style-name="P8">Demon Form (Energy 30, Power) Increase all fire damage dealt by 30%. Gain 30 fire resistance</text:p>
                </text:list-item>
                <text:list-item>
                  <text:p text:style-name="P8">Fiery Imbuement (Energy 0, Skill) Target character converts all damage dealt into fire damage for one turn. Exhaust</text:p>
                </text:list-item>
                <text:list-item>
                  <text:p text:style-name="P8">Turn up the Heat! (Energy 10, Power): Whenever you draw a 'Burn' card, draw 1 card.</text:p>
                </text:list-item>
                <text:list-item>
                  <text:p text:style-name="P8">Fueling Flames (Energy 10, Skill): For each 'Burn' card in your hand, gain 2 Power. Exhaust.</text:p>
                </text:list-item>
              </text:list>
            </text:list-item>
            <text:list-item>
              <text:p text:style-name="P16">Burn Card Synergy Cards</text:p>
              <text:list>
                <text:list-item>
                  <text:p text:style-name="P8">Hot Head (Energy 0, Skill) : Gain 10 Energy. Add burn card to your hand</text:p>
                </text:list-item>
                <text:list-item>
                  <text:p text:style-name="P8">Cauterize (Energy 10, Skill) : Exhaust a card in your hand. If it is a status, Gain 8 Block and draw 1 card.</text:p>
                </text:list-item>
                <text:list-item>
                  <text:p text:style-name="P8">Fire Ward (Energy 10, Skill) Gain 8 Block. Add a burn to your hand.</text:p>
                </text:list-item>
                <text:list-item>
                  <text:p text:style-name="P8">Turn up the Heat! (Energy 10, Power): Whenever you draw a 'Burn' card, draw 1 card.</text:p>
                </text:list-item>
                <text:list-item>
                  <text:p text:style-name="P8">Fueling Flames (Energy 10, Skill): For each 'Burn' card in your hand, gain 2 Power. Exhaust.</text:p>
                </text:list-item>
              </text:list>
            </text:list-item>
            <text:list-item>
              <text:p text:style-name="P16">Stack Burning Synergy Cards</text:p>
              <text:list>
                <text:list-item>
                  <text:p text:style-name="P8">Lava Spew (Energy 10, Skill) x2: Apply 4 Burning to a target.</text:p>
                </text:list-item>
                <text:list-item>
                  <text:p text:style-name="P8">Combustion (Energy 20, Skill) x1: Remove all burning from a target. Deal fire damage equal to the amount removed. Exhaust.</text:p>
                </text:list-item>
                <text:list-item>
                  <text:p text:style-name="P8">Fire Ball (Energy 10, RA) : Deal 5 Fire damage and apply 2 burning</text:p>
                </text:list-item>
                <text:list-item>
                  <text:p text:style-name="P8">Fire Nova (Energy 20, RA) : Deal 8 Fire and apply 2 burning damage to all enemies</text:p>
                </text:list-item>
                <text:list-item>
                  <text:p text:style-name="P8">Fiery Aura (Energy 20, Power): On activation end, apply 2 burning to all enemies.</text:p>
                </text:list-item>
                <text:list-item>
                  <text:p text:style-name="P8">Melt (Energy 10, Skill) Remove all block from a target. Apply 3 burning. Exhaust</text:p>
                </text:list-item>
                <text:list-item>
                  <text:p text:style-name="P8">Immolation (Energy 10, Power): Your Melee Attack and Ranged attack abilities that reduce health apply 1 burning.</text:p>
                </text:list-item>
              </text:list>
            </text:list-item>
          </text:list>
        </text:list-item>
      </text:list>
      <text:p text:style-name="P5"><text:soft-page-break/>Naturalism</text:p>
      <text:list xml:id="list8187841601023941349" text:style-name="L7">
        <text:list-item>
          <text:p text:style-name="P21">Synergy Ideas<text:span text:style-name="T3"> (Overload synergy: overload is passive effect you can gain, it reads: on activation end, apply 2 shocked to a random enemy X times. The more overload you have, the more times a random enemy is hit with this passive)</text:span></text:p>
        </text:list-item>
        <text:list-item>
          <text:p text:style-name="P21">Full Card List</text:p>
        </text:list-item>
      </text:list>
      <text:list xml:id="list31447912" text:continue-list="list7747544145259055497" text:style-name="L2">
        <text:list-item>
          <text:list>
            <text:list-item>
              <text:p text:style-name="P8"><text:span text:style-name="T3">Lightning Bolt (Energy 10, RA, R 3): Deal 5 Air damage and apply 2 Shocked</text:span></text:p>
            </text:list-item>
            <text:list-item>
              <text:p text:style-name="P8"><text:span text:style-name="T3">Chain Lightning (Energy 20, RA): Deal 8 air damage and apply 2 Shocked. Bounces to a random enemy up to 2 more times.</text:span></text:p>
            </text:list-item>
            <text:list-item>
              <text:p text:style-name="P8"><text:span text:style-name="T3">Favourable Winds (Energy 0, Skill): All allies gain 10 energy and draw 1 card. Exhaust.</text:span></text:p>
            </text:list-item>
            <text:list-item>
              <text:p text:style-name="P8"><text:span text:style-name="T3">Feral Rage (Energy 10, Skill): Give a target 3 Power for one activation. </text:span></text:p>
            </text:list-item>
            <text:list-item>
              <text:p text:style-name="P8">Lightning Storm (Energy 10, Skill): Deal 4 Air Damage to a random enemy 3 times.</text:p>
            </text:list-item>
            <text:list-item>
              <text:p text:style-name="P8">Wild Storms (Energy 10, Power): On activation end, Deal 3 Air damage and apply 1 Shocked to a random enemy twice.</text:p>
            </text:list-item>
            <text:list-item>
              <text:p text:style-name="P8">Battery (Energy 0, Skill): For each enemy with Shocked, gain 10 energy and draw 1 card. Exhaust.</text:p>
            </text:list-item>
            <text:list-item>
              <text:p text:style-name="P8">Lightning Shield (Energy 20, Skill): For one turn, whenever target ally is attacked, deal 5 Air damage back.</text:p>
            </text:list-item>
            <text:list-item>
              <text:p text:style-name="P8">Discharge (Energy 10, Skill): Deal 6 Air damage and apply 2 Shocked to all enemies. Exhaust.</text:p>
            </text:list-item>
            <text:list-item>
              <text:p text:style-name="P8">Lightning Imbuement (Energy 0, Skill) Target character converts all damage dealt into Air damage for one turn. Exhaust</text:p>
            </text:list-item>
          </text:list>
        </text:list-item>
      </text:list>
      <text:list xml:id="list31450754" text:continue-list="list8187841601023941349" text:style-name="L7">
        <text:list-item>
          <text:p text:style-name="P21">Conduction Synergy</text:p>
          <text:list>
            <text:list-item>
              <text:p text:style-name="P14">Lightning Rod (Energy 10, Power): On activation end, gain 1 overload</text:p>
            </text:list-item>
          </text:list>
        </text:list-item>
      </text:list>
      <text:list xml:id="list31442175" text:continue-list="list31447912" text:style-name="L2">
        <text:list-item>
          <text:list>
            <text:list-item>
              <text:p text:style-name="P8">Discharge: Remove all overload. For each removed, Deal 5 air damage to a random enemy.</text:p>
            </text:list-item>
            <text:list-item>
              <text:p text:style-name="P8">Redirect Power: For each stack of overload, draw 1 card.</text:p>
            </text:list-item>
            <text:list-item>
              <text:p text:style-name="P8">Thunder Strike: Deal 6 Physical damage. Increase damage by 2 for each stack of overload.</text:p>
            </text:list-item>
            <text:list-item>
              <text:p text:style-name="P8"/>
            </text:list-item>
            <text:list-item>
              <text:p text:style-name="P8">Lightning Bolt (Energy 10, RA, R 3): Deal 6 air damage to a target and apply shocked</text:p>
            </text:list-item>
            <text:list-item>
              <text:p text:style-name="P8">Thunder Strike: (Energy 20, MA) Deal 200% weapon damage. If the target is shocked, apply stunned</text:p>
            </text:list-item>
            <text:list-item>
              <text:p text:style-name="P8">Chain Lightning (Energy 20, RA, R 3): Deal 8 air damage and apply shocked. Bounces to a random adjacent enemy up to 2 more times.</text:p>
            </text:list-item>
            <text:list-item>
              <text:p text:style-name="P8"><text:soft-page-break/>Primal Rage (Energy 10, Skill): Give a target 3 strength until the end of their next activation. Exhaust</text:p>
            </text:list-item>
            <text:list-item>
              <text:p text:style-name="P8">Spirit Vision (Energy 10, Skill, R 3): Give an ally 8 block and True Sight until the end of their next activation. Exhaust</text:p>
            </text:list-item>
            <text:list-item>
              <text:p text:style-name="P8">Spirit Surge (Energy 0, Skill): Give 20 energy to all allies within your aura. Exhaust</text:p>
            </text:list-item>
          </text:list>
        </text:list-item>
      </text:list>
      <text:p text:style-name="P5">Brawler</text:p>
      <text:list xml:id="list31440864" text:continue-numbering="true" text:style-name="L2">
        <text:list-item>
          <text:p text:style-name="P8"><text:span text:style-name="T1">Full Card List</text:span> </text:p>
          <text:list>
            <text:list-item>
              <text:p text:style-name="P8">Blood Offering (Energy 0, Skill): Lose 3 HP. Gain 10 Energy</text:p>
            </text:list-item>
            <text:list-item>
              <text:p text:style-name="P8">Enrage (Energy 20, Power): Whenever you lose health, gain 2 Power</text:p>
            </text:list-item>
            <text:list-item>
              <text:p text:style-name="P8">Tenacity (Energy 10, Power): Whenever you lose health, gain 3 Block</text:p>
            </text:list-item>
            <text:list-item>
              <text:p text:style-name="P8">Whirlwind (Energy 10, MA): Deal 8 Physical damage to all enemies. 2H: Draw 1 card.</text:p>
            </text:list-item>
            <text:list-item>
              <text:p text:style-name="P8">Smash (Energy 20, MA): Deal 15 Physical damage. 2H: apply vulnerable</text:p>
            </text:list-item>
            <text:list-item>
              <text:p text:style-name="P8">Red Haze (Energy 10, Skill): Increase a target's critical chance by 50% for 1 activation. Apply Silenced. Exhaust.</text:p>
            </text:list-item>
            <text:list-item>
              <text:p text:style-name="P8">Battle Cry (Energy 20, Skill): Grant 2 power to yourself and allies.</text:p>
            </text:list-item>
            <text:list-item>
              <text:p text:style-name="P8">Growing (Energy 30, Power): On activation start, gain 2 Power.</text:p>
            </text:list-item>
            <text:list-item>
              <text:p text:style-name="P8">Feel No Pain (Energy 10, Skill): Gain 1 barrier. Exhaust</text:p>
            </text:list-item>
            <text:list-item>
              <text:p text:style-name="P8">Blade Flurry (Energy 30, MA): Deal 10 Physical damage to a random enemy 3 times.</text:p>
            </text:list-item>
            <text:list-item>
              <text:p text:style-name="P8">Pummel (Energy 0, MA): Deal 5 Physical damage. 2H: Shuffle a copy of this into your draw pile.</text:p>
            </text:list-item>
            <text:list-item>
              <text:p text:style-name="P8">Reckless Strike (Energy 10, MA): Deal 14 Damage. Lose 3HP.</text:p>
            </text:list-item>
            <text:list-item>
              <text:p text:style-name="P8">Masochism (Energy 10, Power): While you have 50% or less health, your have +30 critical chance.</text:p>
            </text:list-item>
            <text:list-item>
              <text:p text:style-name="P8">Rampage (Energy 10, MA): Deal 8 Physical damage. 2H: Increase the damage of this card by 8</text:p>
            </text:list-item>
          </text:list>
        </text:list-item>
      </text:list>
      <text:list xml:id="list1210272305333993374" text:style-name="L3">
        <text:list-item>
          <text:p text:style-name="P17">Self Damage Synergy Cards</text:p>
          <text:list>
            <text:list-item>
              <text:p text:style-name="P9">Blood Offering (Energy 0, Skill): Lose 3 HP. Gain 10 Energy</text:p>
            </text:list-item>
            <text:list-item>
              <text:p text:style-name="P9">Enrage (Energy 20, Power): Whenever you lose health, gain 2 Power</text:p>
            </text:list-item>
            <text:list-item>
              <text:p text:style-name="P9">Tenacity (Energy 10, Power): Whenever you lose health, gain 3 Block</text:p>
            </text:list-item>
            <text:list-item>
              <text:p text:style-name="P9">Masochism (Energy 10, Power): While you have 50% or less health, your have +30 critical chance.</text:p>
            </text:list-item>
            <text:list-item>
              <text:p text:style-name="P9">Reckless Strike (Energy 10, MA): Deal 14 Damage. Lose 3HP.</text:p>
            </text:list-item>
          </text:list>
        </text:list-item>
      </text:list>
      <text:p text:style-name="P3"><text:soft-page-break/></text:p>
      <text:p text:style-name="P5">Guardian</text:p>
      <text:list xml:id="list31460147" text:continue-list="list31440864" text:style-name="L2">
        <text:list-item>
          <text:p text:style-name="P8"><text:span text:style-name="T1">Full Card List</text:span> </text:p>
          <text:list>
            <text:list-item>
              <text:p text:style-name="P8">Cautious (Energy 10, Power): On activation start, gain 3 Block</text:p>
            </text:list-item>
            <text:list-item>
              <text:p text:style-name="P8">Testudo (Energy 0, Skill): Gain 3 Block. Shielded: Gain 10 Energy</text:p>
            </text:list-item>
            <text:list-item>
              <text:p text:style-name="P8">Shield Slam (Energy 10, Melee Attack): Deal damage equal to your current block to a target</text:p>
            </text:list-item>
            <text:list-item>
              <text:p text:style-name="P8">Unwavering (Energy 30, Power): Your block does not expire on activation end.</text:p>
            </text:list-item>
            <text:list-item>
              <text:p text:style-name="P8">Reactive Armour (Energy 20, Skill): Deal damage equal to your current block to all enemies. Exhaust</text:p>
            </text:list-item>
            <text:list-item>
              <text:p text:style-name="P8">Provoke (Energy 10, Skill): Provoke (Energy 10, Skill): Force an enemy to focus its next attack on you.</text:p>
            </text:list-item>
            <text:list-item>
              <text:p text:style-name="P8">Challenging Shout (Energy 20, Skill) Force all enemies to focus their next attack on you</text:p>
            </text:list-item>
            <text:list-item>
              <text:p text:style-name="P8">Guardian Aura (Energy 10, Power): On activation end, give 5 block to a random ally.</text:p>
            </text:list-item>
            <text:list-item>
              <text:p text:style-name="P8">Harden (Energy 10, Skill) Give a target 2 Dexterity</text:p>
            </text:list-item>
            <text:list-item>
              <text:p text:style-name="P8">Sword And Board (Energy 10, MA): Deal 6 Physical damage. Shielded: Gain 6 Block.</text:p>
            </text:list-item>
            <text:list-item>
              <text:p text:style-name="P8">Shield Wall (Energy 10, Skill): Give a target 5 Block. Shielded: Draw 2 cards</text:p>
            </text:list-item>
            <text:list-item>
              <text:p text:style-name="P8">Bouncing Shield (Energy 10, RA): Deal 8 physical damage to a target. Shielded: Bounces to a random adjacent enemy. </text:p>
            </text:list-item>
            <text:list-item>
              <text:p text:style-name="P8">Stone Form (Energy 20, Skill): Reduce all damage taken to 1 until the end of your next activation. Exhaust</text:p>
            </text:list-item>
            <text:list-item>
              <text:p text:style-name="P8">Sprout Barbs (Energy 10, Skill): Whenever target character is attacked, deal 3 Physical damage back.</text:p>
            </text:list-item>
            <text:list-item>
              <text:p text:style-name="P8">Noble Sacrifice (Energy 10, Skill): Give a target 15 Block. Lose 3HP. Exhaust.</text:p>
            </text:list-item>
            <text:list-item>
              <text:p text:style-name="P8">Sentinel (Energy 20, Power): Whenever you gain block, deal 5 Physical damage to a random enemy.</text:p>
            </text:list-item>
            <text:list-item>
              <text:p text:style-name="P8">Grit (Energy 10, Skill): Double your current Block. Exhaust.</text:p>
            </text:list-item>
          </text:list>
        </text:list-item>
      </text:list>
      <text:list xml:id="list5842664154659939740" text:style-name="L4">
        <text:list-item>
          <text:p text:style-name="P18">Deal Damage From Block Synergy</text:p>
          <text:list>
            <text:list-item>
              <text:p text:style-name="P10">Sentinel (Energy 20, Power): Whenever you gain block, deal 5 Physical damage to a random enemy.</text:p>
            </text:list-item>
            <text:list-item>
              <text:p text:style-name="P10">Shield Slam (Energy 10, MA): Deal Physical damage equal to your current Block.</text:p>
            </text:list-item>
            <text:list-item>
              <text:p text:style-name="P10">Reactive Armour (Energy 20, Skill): Deal damage equal to your current block to all enemies. <text:soft-page-break/>Exhaust</text:p>
            </text:list-item>
          </text:list>
        </text:list-item>
      </text:list>
      <text:list xml:id="list828247743914258945" text:style-name="L5">
        <text:list-item>
          <text:p text:style-name="P19">Taunt Synergy</text:p>
          <text:list>
            <text:list-item>
              <text:p text:style-name="P11">Provoke (Energy 10, Skill): Force an enemy to focus its next attack on you</text:p>
            </text:list-item>
            <text:list-item>
              <text:p text:style-name="P11">Challenging Shout (Energy 20, Skill) Force all enemies to focus their next attack on you</text:p>
            </text:list-item>
            <text:list-item>
              <text:p text:style-name="P11">Stone Form (Energy 20, Skill): Reduce all damage taken to 1 until the end of your next activation. Exhaust</text:p>
            </text:list-item>
            <text:list-item>
              <text:p text:style-name="P11">Sprout Barbs (Energy 10, Skill): Whenever target character is attacked, deal 3 Physical damage back.</text:p>
            </text:list-item>
          </text:list>
        </text:list-item>
      </text:list>
      <text:p text:style-name="P3"/>
      <text:p text:style-name="P5">Ranger</text:p>
      <text:list xml:id="list31438985" text:continue-list="list31460147" text:style-name="L2">
        <text:list-item>
          <text:p text:style-name="P8"><text:span text:style-name="T1">Ranger</text:span> (High single target damage, aoe RA damage, buff ranged attacks</text:p>
        </text:list-item>
        <text:list-item>
          <text:p text:style-name="P8"><text:span text:style-name="T1">Full Card List</text:span> </text:p>
          <text:list>
            <text:list-item>
              <text:p text:style-name="P8">Haste (Energy 10, Skill): Give an ally 1 Initiative</text:p>
            </text:list-item>
            <text:list-item>
              <text:p text:style-name="P8">Ricochet (Energy 10, RA): Deal 8 physical damage. Ranged: Bounces to a random enemy.</text:p>
            </text:list-item>
            <text:list-item>
              <text:p text:style-name="P8">Take Aim (Energy 10, Skill): Your next Ranged Attack ability is guaranteed to critically strike. Ranged: Draw 1 card.</text:p>
            </text:list-item>
            <text:list-item>
              <text:p text:style-name="P8">Eagle Vision (Energy 10, Skill): Target character's next Ranged Attack ability is guaranteed to critically strike.</text:p>
            </text:list-item>
            <text:list-item>
              <text:p text:style-name="P8">Quick Draw (Power 20, Skill): On activation start, reduce the cost of a random Ranged Attack card in your hand to 0. </text:p>
            </text:list-item>
            <text:list-item>
              <text:p text:style-name="P8">Flare (Energy 10, Skill): Apply 1 Vulnerable to all enemies: Draw 1 card.</text:p>
            </text:list-item>
            <text:list-item>
              <text:p text:style-name="P8">Head Shot (Energy 20, Ranged Attack): Deal 15 Physical damage to a target. Ranged: Reduce the cost of this card by 10.</text:p>
            </text:list-item>
            <text:list-item>
              <text:p text:style-name="P8">Forest Medicine (Energy 10, Skill): Give a target 8 Block. Removes Burning, Poisoned, Shocked and Chilled. Exhaust.</text:p>
            </text:list-item>
            <text:list-item>
              <text:p text:style-name="P8">Rapid Fire (Energy X, RA): Spend all you energy. For each 10 spent, deal 8 Physical damage to a target.</text:p>
            </text:list-item>
            <text:list-item>
              <text:p text:style-name="P8">Pew Pew (Energy 10, RA): Deal 5 Physical damage for each Ranged Attack card in your hand.</text:p>
            </text:list-item>
            <text:list-item>
              <text:p text:style-name="P8">Reload (Energy 10, Skill): Draw 2 Cards. Ranged: Reduce the cost of Ranged Attack cards in your hand by 10. Exhaust.</text:p>
            </text:list-item>
            <text:list-item>
              <text:p text:style-name="P8">Twin Shot (Energy 10, Skill): Your next Ranged Attack ability is played twice. Ranged: Gain 10 Energy</text:p>
            </text:list-item>
            <text:list-item>
              <text:p text:style-name="P8"><text:soft-page-break/>Mark Target (Energy 0, Skill): Apply 1 Weakened and 1 Vulnerble. Exhaust.</text:p>
            </text:list-item>
            <text:list-item>
              <text:p text:style-name="P8">Ankle Shot (Energy 20, RA): Deal 12 Physical damage. Ranged: Apply 2 Weakened.</text:p>
            </text:list-item>
            <text:list-item>
              <text:p text:style-name="P8">Disengage (Energy 0, Skill): Discard your hand. Draw 1 card for each discard.</text:p>
            </text:list-item>
          </text:list>
        </text:list-item>
      </text:list>
      <text:p text:style-name="P5">Divinity</text:p>
      <text:list xml:id="list31455516" text:continue-numbering="true" text:style-name="L2">
        <text:list-item>
          <text:p text:style-name="P8"><text:span text:style-name="T1">Divinity</text:span> <text:span text:style-name="T1">Synergy Themes</text:span> (Shuffle Blessing into deck and manipulate them, discard synergy)</text:p>
        </text:list-item>
        <text:list-item>
          <text:p text:style-name="P16">All Cards</text:p>
          <text:list>
            <text:list-item>
              <text:p text:style-name="P8">Inspire (Energy 10, Skill): Give an ally 2 Power.</text:p>
            </text:list-item>
            <text:list-item>
              <text:p text:style-name="P8">Holy Fire (Energy 10, Skill): Give an ally 6 block, or deal 6 Fire damage to an enemy</text:p>
            </text:list-item>
            <text:list-item>
              <text:p text:style-name="P8">Encouraging Aura (Energy 20, Power): On activation end, give 10 Energy to a random ally.</text:p>
            </text:list-item>
            <text:list-item>
              <text:p text:style-name="P8">Clairvoyance (Energy 10, Power): On activation start, draw 1 card. Discard 1 card.</text:p>
            </text:list-item>
            <text:list-item>
              <text:p text:style-name="P8">Invigorate (Energy 0, Skill): Give a target 20 Energy. Exhaust</text:p>
            </text:list-item>
            <text:list-item>
              <text:p text:style-name="P8">Clarity (Energy 10, Skill, R3): Give a target 8 Block. Removes Blind, Disarmed and Silenced. Useable even when Silenced. Exhaust.</text:p>
            </text:list-item>
            <text:list-item>
              <text:p text:style-name="P8">Consecration (Energy 20, Skill): Deal 5 Fire damage to all enemies. Give 5 block to self and all allies.</text:p>
            </text:list-item>
            <text:list-item>
              <text:p text:style-name="P8">Transcendence (Energy 30, Skill) Give a target 3 Barrier. Exhaust</text:p>
            </text:list-item>
            <text:list-item>
              <text:p text:style-name="P8">Sacred Aura (Energy 30, Power): On activation end, remove Blind, Silenced, Disarmed and Immobilized from a random ally.</text:p>
            </text:list-item>
            <text:list-item>
              <text:p text:style-name="P8">Bless (Energy 10, Skill): Give an ally 1 'Rune'.</text:p>
            </text:list-item>
            <text:list-item>
              <text:p text:style-name="P8">Prayer (Energy 10, Skill): Add a random Divinity card to your hand. It cost 0 Energy this turn.</text:p>
            </text:list-item>
            <text:list-item>
              <text:p text:style-name="P8">Blinding Radiance (Energy 20, RA): Deal 10 Fire damage and apply 1 Weakened to all enemies.</text:p>
            </text:list-item>
            <text:list-item>
              <text:p text:style-name="P8">Divine Favour (Energy 10, Skill): Draw cards until your hand is full. Exhaust.</text:p>
            </text:list-item>
            <text:list-item>
              <text:p text:style-name="P8">Blessing (Energy 0, Status): Unplayable. On draw: Give a random ally 5 Block.</text:p>
            </text:list-item>
            <text:list-item>
              <text:p text:style-name="P8">Righteous Blow (Energy 20, MA): Deal 15 Physical damage. Shuffle 2 Blessings into your draw pile.</text:p>
            </text:list-item>
            <text:list-item>
              <text:p text:style-name="P8">Piety (Energy 10, Power): On activation start, add a blessing card to your hand</text:p>
            </text:list-item>
            <text:list-item>
              <text:p text:style-name="P8">Benediction (Energy 10, Skill): For each 'Blessing' in your hand, give all allies and self 1 Power.</text:p>
            </text:list-item>
            <text:list-item>
              <text:p text:style-name="P8">Judgement (Energy 20, MA): Exhaust all Blessings in hand. For each exhaust. Deal 5 Fire damage and apply 1 vulnerable to all enemies.</text:p>
            </text:list-item>
          </text:list>
        </text:list-item>
      </text:list>
      <text:list xml:id="list8981118773826485572" text:style-name="L6">
        <text:list-item>
          <text:p text:style-name="P20">Blessing Synergy</text:p>
          <text:list>
            <text:list-item>
              <text:p text:style-name="P13"><text:soft-page-break/>Blessing (Energy 0, Status): Unplayable. On draw: Give a random ally 5 Block.</text:p>
            </text:list-item>
            <text:list-item>
              <text:p text:style-name="P13">Righteous Blow (Energy 20, MA): Deal 15 Physical damage. Shuffle 2 Blessings into your draw pile.</text:p>
            </text:list-item>
            <text:list-item>
              <text:p text:style-name="P13">Piety (Energy 10, Power): On activation start, add a blessing card to your hand</text:p>
            </text:list-item>
            <text:list-item>
              <text:p text:style-name="P13">Benediction (Energy 10, Skill): For each 'Blessing' in your hand, give all allies and self 1 Power.</text:p>
            </text:list-item>
            <text:list-item>
              <text:p text:style-name="P13">Judgement (Energy 20, MA): Exhaust all Blessings in hand. For each exhaust. Deal 5 Fire damage and apply 1 vulnerable to all enemies.</text:p>
            </text:list-item>
          </text:list>
        </text:list-item>
      </text:list>
      <text:p text:style-name="P3"/>
      <text:p text:style-name="P5">Shadowcraft</text:p>
      <text:list xml:id="list31439461" text:continue-list="list31455516" text:style-name="L2">
        <text:list-item>
          <text:p text:style-name="P8"><text:span text:style-name="T1">Shadowcraft Synergy Themes</text:span> (Apply and manipulate weakened, random damage values and targets, self damage, control/disables, exhaust synergy, Exhaust synergy)</text:p>
        </text:list-item>
        <text:list-item>
          <text:p text:style-name="P8"><text:span text:style-name="T1">Full Card List</text:span> </text:p>
          <text:list>
            <text:list-item>
              <text:p text:style-name="P8">Shadow Aura (Energy 10, Power): On activation end, apply 1 Weakened to a random enemy</text:p>
            </text:list-item>
            <text:list-item>
              <text:p text:style-name="P8">Hex: (Energy 10, Skill): Apply 2 Weakened and 2 Vulnerable to a target. </text:p>
            </text:list-item>
            <text:list-item>
              <text:p text:style-name="P8">Shadow Smash (Energy 20, MA): Deal 15 Physical damage. Apply 2 weakened.</text:p>
            </text:list-item>
            <text:list-item>
              <text:p text:style-name="P8">Mind Spike (Energy 10, RA): Deal 6 Shadow damage. Apply 1 Weakened.</text:p>
            </text:list-item>
            <text:list-item>
              <text:p text:style-name="P8">Revel In Misery (Energy 10, Skill) Remove all weakened from an enemy. For each stack removed, gain 10 energy and draw 1 card. </text:p>
            </text:list-item>
            <text:list-item>
              <text:p text:style-name="P8">Devour Corpse (Energy 20, Power): Whenever you exhaust a card, gain 5 Block and draw 1 card.</text:p>
            </text:list-item>
            <text:list-item>
              <text:p text:style-name="P8">Recyle Corpse (Energy 20, Power): Whenever you exhaust a card, gain 1 Power.</text:p>
            </text:list-item>
            <text:list-item>
              <text:p text:style-name="P8">Siphon Life <text:s/>(Energy 10, Skill): For each stack of weakened on a target, gain 3 block.</text:p>
            </text:list-item>
            <text:list-item>
              <text:p text:style-name="P8">Doom (Energy 10, Skill) Exhaust your hand. For each card exhausted, deal 5 shadow damage to all enemies.</text:p>
            </text:list-item>
            <text:list-item>
              <text:p text:style-name="P8">Drag Below (Energy 0, MA): Deal 10 Shadow damage. Lose 3 HP</text:p>
            </text:list-item>
            <text:list-item>
              <text:p text:style-name="P8">Shadow Imbuement (Energy 0, Skill) Target character converts all damage dealt into Shadow damage for one turn. Exhaust</text:p>
            </text:list-item>
            <text:list-item>
              <text:p text:style-name="P8">Dark Gift (Energy 10, Skill): Target character deals 30% more damage during their next activation. Exhaust.</text:p>
            </text:list-item>
            <text:list-item>
              <text:p text:style-name="P8">Soul Collector (Energy 10, Power): Whenever you kill an enemy, gain 20 Energy and draw 2 cards.</text:p>
            </text:list-item>
            <text:list-item>
              <text:p text:style-name="P8">Shadow Form (Energy 30, Power): Increase all shadow damage dealt by 30%</text:p>
            </text:list-item>
            <text:list-item>
              <text:p text:style-name="P8"><text:soft-page-break/>Pure Hate (Energy 20, Power): Whenever you apply weakened, gain 1 Power. </text:p>
            </text:list-item>
            <text:list-item>
              <text:p text:style-name="P8">Rain Of Chaos (Energy 20, RA): Deal 10 Shadow damage and apply 1 weakened to all enemies.</text:p>
            </text:list-item>
            <text:list-item>
              <text:p text:style-name="P8">Well Of Souls (Energy 20, Power): On activation start, add a 'Haunt' to your hand.</text:p>
              <text:list>
                <text:list-item>
                  <text:p text:style-name="P8">Haunt (Energy 0, Skill): Apply 1 weakened. Exhaust.</text:p>
                </text:list-item>
              </text:list>
            </text:list-item>
          </text:list>
        </text:list-item>
        <text:list-item>
          <text:p text:style-name="P16">Exhaust Synergy</text:p>
          <text:list>
            <text:list-item>
              <text:p text:style-name="P8">Doom (Energy 30, Skill) Exhaust your hand. For each card exhausted, deal 5 shadow damage to all enemies.</text:p>
            </text:list-item>
            <text:list-item>
              <text:p text:style-name="P8">Devour Corpse (Energy 20, Power): Whenever you exhaust a card, gain 5 Block and draw 1 card.</text:p>
            </text:list-item>
            <text:list-item>
              <text:p text:style-name="P8">Recyle Corpse (Energy 20, Power): Whenever you exhaust a card, gain 1 Power.</text:p>
            </text:list-item>
            <text:list-item>
              <text:p text:style-name="P8">Well Of Souls (Energy 20, Power): On activation start, add a 'Haunt' to your hand.</text:p>
            </text:list-item>
          </text:list>
        </text:list-item>
        <text:list-item>
          <text:p text:style-name="P16">Manipulate Weakened Synergy</text:p>
          <text:list>
            <text:list-item>
              <text:p text:style-name="P8">Siphon Life <text:s/>(Energy 10, Skill): For each stack of weakened on a target, gain 3 block.</text:p>
            </text:list-item>
            <text:list-item>
              <text:p text:style-name="P8">Revel In Misery <text:s/>Siphon Life (Energy 10, Skill) Remove all weakened from an enemy. For each stack removed, gain 10 energy and draw 1 card. </text:p>
            </text:list-item>
            <text:list-item>
              <text:p text:style-name="P8">Pure Hate (Energy 20, Power): Whenever you apply weakened, gain 1 Power. </text:p>
            </text:list-item>
            <text:list-item>
              <text:p text:style-name="P8">Well Of Souls (Energy 20, Power): On activation start, add a 'Haunt' to your hand.</text:p>
            </text:list-item>
          </text:list>
        </text:list-item>
      </text:list>
      <text:p text:style-name="P3"/>
      <text:p text:style-name="P5">Duelist</text:p>
      <text:list xml:id="list31463287" text:continue-numbering="true" text:style-name="L2">
        <text:list-item>
          <text:p text:style-name="P8"><text:span text:style-name="T1">Full Card List</text:span> </text:p>
          <text:list>
            <text:list-item>
              <text:p text:style-name="P8">Cautious (Energy 10, Power): On activation start, gain 3 Block</text:p>
            </text:list-item>
          </text:list>
        </text:list-item>
      </text:list>
      <text:p text:style-name="P3"/>
      <text:list xml:id="list31449013" text:continue-numbering="true" text:style-name="L2">
        <text:list-item>
          <text:p text:style-name="P8"><text:span text:style-name="T1">Duelist</text:span> (Synergistic elements and themes: <text:s/>dual wield synergy, discard synergy)</text:p>
          <text:list>
            <text:list-item>
              <text:p text:style-name="P8">Dash (Energy 0, Skill) Move to a tile within your mobility. Draw a card. Exhaust</text:p>
            </text:list-item>
            <text:list-item>
              <text:p text:style-name="P8">Twin Strike (Energy 10, MA): Attack with both melee weapons for 140% weapon damage</text:p>
            </text:list-item>
            <text:list-item>
              <text:p text:style-name="P8">Tendon Slash (Energy 10, M Attack): 140% weapon damage, apply 2 Bleeding</text:p>
            </text:list-item>
            <text:list-item>
              <text:p text:style-name="P8">Riposte (Energy 10, Power): Whenever you parry an attack, counter attack for 100% weapon damage.</text:p>
            </text:list-item>
            <text:list-item>
              <text:p text:style-name="P8">Fluidity (Energy 0, Skill) Discard your hand. For each discard, draw a card. Exhaust</text:p>
            </text:list-item>
            <text:list-item>
              <text:p text:style-name="P8">Virtuoso (Energy 10, Power): Your melee attacks cannot be parried.</text:p>
            </text:list-item>
            <text:list-item>
              <text:p text:style-name="P8"><text:soft-page-break/>Shield Shatter (Energy 10, MA): Remove all block from a target. Deal 100% weapon damage.</text:p>
            </text:list-item>
            <text:list-item>
              <text:p text:style-name="P8">Evasion (Energy 10, Skill): Give a target 50 bonus parry chance until the end of its next activation. Exhaust.</text:p>
            </text:list-item>
            <text:list-item>
              <text:p text:style-name="P8">Disarm (Energy 10, MA): Deal 100% weapon damage and apply Disarmed. Exhaust</text:p>
            </text:list-item>
            <text:list-item>
              <text:p text:style-name="P8">Second Wind (Energy 0, Skill): Gain maximum energy. Exhaust.</text:p>
            </text:list-item>
            <text:list-item>
              <text:p text:style-name="P8">Decapitate (Energy 10, MA): Deal 140% weapon damage. If the target has 30% or less health, they are killed instantly. Exhaust</text:p>
            </text:list-item>
            <text:list-item>
              <text:p text:style-name="P8">Blade Dance (Energy 10, Power): Whenever your parry an attack, draw 1 card and gain 10 energy.</text:p>
            </text:list-item>
          </text:list>
        </text:list-item>
      </text:list>
      <text:p text:style-name="P4"/>
      <text:list xml:id="list31449629" text:continue-numbering="true" text:style-name="L2">
        <text:list-item>
          <text:p text:style-name="P8"><text:span text:style-name="T1">Assassination</text:span> (Synergistic elements and themes: <text:s/>gain stealth, stealth synergy, back stabbing synergy, movement, combo, high card draw, low impact attacks in high volume, stunned and disables)</text:p>
          <text:list>
            <text:list-item>
              <text:p text:style-name="P8">Shank (Energy 0, Melee Attack): Deal 100% Weapon damage to a target</text:p>
            </text:list-item>
            <text:list-item>
              <text:p text:style-name="P8">Backstab (Energy 10, MA): Deal 140% weapon damage to a target. If this back strikes, draw 2 cards.</text:p>
            </text:list-item>
            <text:list-item>
              <text:p text:style-name="P8">Cheap Shot (Energy 20, Melee Attack): Deal 200% Weapon damage to a target. If camo, apply stunned</text:p>
            </text:list-item>
            <text:list-item>
              <text:p text:style-name="P8">Shadow Step (Energy 10, Skill. Range 2): Teleport to a tile within 2. Gain camoflage. Exhaust</text:p>
            </text:list-item>
            <text:list-item>
              <text:p text:style-name="P8">Backlash (Energy 20, Skill. Range 3): Teleport to a targets back arc tile. Costs 0 if you have camoflage.</text:p>
            </text:list-item>
            <text:list-item>
              <text:p text:style-name="P8">Slice and Dice (Energy X, MA): Spend all your energy. For each 10 spent, deal 100% weapon damage to a target.</text:p>
            </text:list-item>
            <text:list-item>
              <text:p text:style-name="P8">Vanish (Energy 0, Skill): Immediately gain camoflage. Exhaust</text:p>
            </text:list-item>
            <text:list-item>
              <text:p text:style-name="P8">Rapid Cloaking (Energy 30, Power): On activation end, gain camoflage.</text:p>
            </text:list-item>
            <text:list-item>
              <text:p text:style-name="P8">Smoke Bomb (Energy 20, Skill): Apply camoflage to all characters in a 3x3 area. Exhaust</text:p>
            </text:list-item>
            <text:list-item>
              <text:p text:style-name="P8">Chloroform Bomb (Energy 20, Ranged Attack) Deal 8 physical damage and apply Silenced to all enemies in a 3x3 area.</text:p>
            </text:list-item>
            <text:list-item>
              <text:p text:style-name="P8">Sharpen Blade (Energy 0, Skill): Your next melee attack ability is guaranteed to critical. Exhaust</text:p>
            </text:list-item>
            <text:list-item>
              <text:p text:style-name="P8">Patient Stalker (Energy 20, Power) While camoflaged, you have +20 Stamina and +1 Mobility.</text:p>
            </text:list-item>
            <text:list-item>
              <text:p text:style-name="P8">Predator (Energy 20, Power): While camoflaged, you have +50 critical chance.</text:p>
            </text:list-item>
            <text:list-item>
              <text:p text:style-name="P8">Opportunist (Energy 20, Power): Your melee attacks have +50 critical chance when back striking</text:p>
            </text:list-item>
          </text:list>
        </text:list-item>
      </text:list>
      <text:p text:style-name="P3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list xml:id="list31464757" text:continue-numbering="true" text:style-name="L2">
        <text:list-item>
          <text:p text:style-name="P8"><text:span text:style-name="T1">Manipulation</text:span> (Synergistic elements and themes: )</text:p>
          <text:list>
            <text:list-item>
              <text:p text:style-name="P8">Flux (Energy 10, Power): Your first move action each turn costs 0</text:p>
            </text:list-item>
            <text:list-item>
              <text:p text:style-name="P8">Telekinesis (Energy 0, Skill): Teleport a target to a location within 1 of its current position</text:p>
            </text:list-item>
            <text:list-item>
              <text:p text:style-name="P8">Phase Shift (Energy 10, Skill, R3): Switch places with a target via teleportation.</text:p>
            </text:list-item>
          </text:list>
        </text:list-item>
        <text:list-item>
          <text:p text:style-name="P8"><text:span text:style-name="T1">Cyromancy</text:span> (Synergistic elements and themes: )</text:p>
          <text:list>
            <text:list-item>
              <text:p text:style-name="P8">Icy Wisdom (Energy 10, Skill, R 3): Give a target 2 Wisdom.</text:p>
            </text:list-item>
            <text:list-item>
              <text:p text:style-name="P8">Ice Shard (Energy 10, RA, R3): Deal 6 Frost damage to a target and apply 'Chilled'.</text:p>
            </text:list-item>
            <text:list-item>
              <text:p text:style-name="P8">Frost Bolt (Energy 10, RA, R3): Deal 8 Frost damage to a target. If they are 'Chilled', apply Immobilized.</text:p>
            </text:list-item>
            <text:list-item>
              <text:p text:style-name="P8">Cyrogenic Stasis (Energy 10, Skill, R3): Give a target 1 Barrier. Shuffle a 'Frost Bite' into their draw pile. Exhaust.</text:p>
            </text:list-item>
            <text:list-item>
              <text:p text:style-name="P8"><text:s/>(Energy 0, Skill) Target character converts all weapon damage into Frost damage until the end of their next activation. Exhaust</text:p>
            </text:list-item>
            <text:list-item>
              <text:p text:style-name="P8">Frost Nova (Energy 10, Skill): Deal 4 Frost damage and apply Chilled to all enemies within your aura</text:p>
            </text:list-item>
            <text:list-item>
              <text:p text:style-name="P8">Blizzard (Energy 20, RA, R3): Deal 10 Frost damage and apply chilled to all characters in a 3x3 area.</text:p>
            </text:list-item>
          </text:list>
        </text:list-item>
        <text:list-item>
          <text:p text:style-name="P8"><text:span text:style-name="T1">Shadowcraft</text:span> (Synergistic elements and themes: )</text:p>
          <text:list>
            <text:list-item>
              <text:p text:style-name="P8">Shadow Blast (Energy 10, RA, R 3): Deal 6 shadow damage to a target and apply 1 weakened.</text:p>
            </text:list-item>
            <text:list-item>
              <text:p text:style-name="P8"><text:soft-page-break/>Mind Spike (Energy 0, RA, 3): Deal 8 Shadow damage and apply 1 Knockback. Exhaust</text:p>
            </text:list-item>
            <text:list-item>
              <text:p text:style-name="P8">Shadowy Strike (Energy 10, MA): Deal 140% Weapon damage and apply 1 weakened.</text:p>
            </text:list-item>
            <text:list-item>
              <text:p text:style-name="P8">Hex: (Energy 0, Skill, R 3): Apply 2 Weakened and 2 Vulnerable to a target. Exhaust</text:p>
            </text:list-item>
            <text:list-item>
              <text:p text:style-name="P8">Shadow Aura (Energy 10, Power): On activation end, apply 1 weakened to all enemies with your aura.</text:p>
            </text:list-item>
            <text:list-item>
              <text:p text:style-name="P8">Siphon Life (Energy 0, RA) Remove all weakened from an enemy. For each stack removed, gain 10 energy and draw 1 card. </text:p>
            </text:list-item>
            <text:list-item>
              <text:p text:style-name="P8">Chaos Bolt (Energy 20, RA, R 3): Deal 8 Shadow damage and apply stunned. Exhaust.</text:p>
            </text:list-item>
            <text:list-item>
              <text:p text:style-name="P8">Dark Gift (Energy 10, Skill): Increase all damage dealt by an ally by 30% until the end of their next activation.</text:p>
            </text:list-item>
            <text:list-item>
              <text:p text:style-name="P8">Revel In Death (Energy 10, Skill, R3): For each stack of weakened on a target, gain 3 block.</text:p>
            </text:list-item>
            <text:list-item>
              <text:p text:style-name="P8">Nether Leash (Energy 10, RA, R3): Deal 6 shadow damage to a target, then teleport to a random tile adjacent to them.</text:p>
            </text:list-item>
            <text:list-item>
              <text:p text:style-name="P8">Radiant Death (Energy 10, Skill) Exhaust your hand. For each card exhausted, deal 5 shadow damage to all enemies within your aura.</text:p>
            </text:list-item>
            <text:list-item>
              <text:p text:style-name="P8">Rain of Chaos (Energy 20, RA, R 3): Deal 10 Shadow damage and apply 2 Weakened to all characters in a 3x3 area.</text:p>
            </text:list-item>
            <text:list-item>
              <text:p text:style-name="P8">Nightmare (Energy 10, Skill) Apply 2 Sleep to an enemy. Exhaust</text:p>
            </text:list-item>
            <text:list-item>
              <text:p text:style-name="P8">Enveloping Shadows (Energy 10, Skill, R 3) Give a target camoflage.</text:p>
            </text:list-item>
            <text:list-item>
              <text:p text:style-name="P8">Shadow Wreath (Energy 0, Skill): Target character converts all weapon damage into Shadow damage until the end of their next activation. Exhaust</text:p>
            </text:list-item>
            <text:list-item>
              <text:p text:style-name="P8">Shadow Form (Power, Energy 30): Increase all shadow damage dealt by 30%. Increase shadow resistance by 30.</text:p>
            </text:list-item>
            <text:list-item>
              <text:p text:style-name="P8">Malice (Power, Energy 20) Whenever you apply weakened, apply 1 vulnerable.</text:p>
            </text:list-item>
          </text:list>
        </text:list-item>
        <text:list-item>
          <text:p text:style-name="P8"><text:span text:style-name="T1">Corruption</text:span> (Synergistic elements and themes: )</text:p>
          <text:list>
            <text:list-item>
              <text:p text:style-name="P8">Antidote (Energy 10, Skill): Give a target 8 Block. Remove all poisoned. Exhaust</text:p>
            </text:list-item>
            <text:list-item>
              <text:p text:style-name="P8">Toxic Slash (Energy 10, MA): 140% weapon damage, apply 2 poisoned</text:p>
            </text:list-item>
            <text:list-item>
              <text:p text:style-name="P8">Venomous (Energy 20, Power): Gain venomous 1</text:p>
            </text:list-item>
            <text:list-item>
              <text:p text:style-name="P8">Poisonous (Energy 10, Power): Your Melee Attack and Ranged attack abilities that reduce health apply 1 poisoned.</text:p>
            </text:list-item>
            <text:list-item>
              <text:p text:style-name="P8">Blight (Energy 10, RA, Range 3) Deal 6 poison damage and apply 2 poisoned</text:p>
            </text:list-item>
            <text:list-item>
              <text:p text:style-name="P8"><text:soft-page-break/>Noxious Fumes (Energy 10, Skill) Deal 4 poison damage and apply 2 poisoned to enemies within your aura</text:p>
            </text:list-item>
            <text:list-item>
              <text:p text:style-name="P8">Blood Offering (Energy 0, Skill) Lose 3 HP, Gain 10 Energy. </text:p>
            </text:list-item>
            <text:list-item>
              <text:p text:style-name="P8">Toxic Aura (Energy 20, Power): On activation end, apply 2 poisoned to enemies within your aura</text:p>
            </text:list-item>
            <text:list-item>
              <text:p text:style-name="P8">Toxic Rain (Energy 10, Skill): Apply 2 poisoned to all enemies.</text:p>
            </text:list-item>
            <text:list-item>
              <text:p text:style-name="P8">Chemical Reaction (Energy 20, Skill): Double a targets current 'Poisoned' amount. Exhaust.</text:p>
            </text:list-item>
            <text:list-item>
              <text:p text:style-name="P8">Drain (Energy 10, Skill): Remove all poisoned from a target. Deal poison damage equal to the amount removed.</text:p>
            </text:list-item>
          </text:list>
        </text:list-item>
        <text:list-item>
          <text:p text:style-name="P8"><text:span text:style-name="T1">Divinity</text:span> (Synergistic elements and themes: )</text:p>
          <text:list>
            <text:list-item>
              <text:p text:style-name="P8">Inspire (Energy 10, Skill): Give an ally 2 Strength.</text:p>
            </text:list-item>
            <text:list-item>
              <text:p text:style-name="P8">Holy Fire (Energy 10, Skill): Give an ally 6 block, or deal 6 fire damage to an enemy</text:p>
            </text:list-item>
            <text:list-item>
              <text:p text:style-name="P8">Radiance (Energy 10, Power): Increase the size of your aura by 1.</text:p>
            </text:list-item>
            <text:list-item>
              <text:p text:style-name="P8">Divine Spirit (Energy 20, Skill, R3): Increase a targets aura size by 1.</text:p>
            </text:list-item>
            <text:list-item>
              <text:p text:style-name="P8">Invigorate (Energy 0, Skill, R 3): Give a target 20 Energy</text:p>
            </text:list-item>
            <text:list-item>
              <text:p text:style-name="P8">Encouraging Aura (Energy 20, Power): On activation end, give 10 Energy to allies within your aura.</text:p>
            </text:list-item>
            <text:list-item>
              <text:p text:style-name="P8">Clarity (Energy 10, Skill, R3): Give an ally 8 Block. Removes Blind, Disarmed and Silenced. Exhaust</text:p>
            </text:list-item>
            <text:list-item>
              <text:p text:style-name="P8">Consecrate (Energy 10, Skill): Deal 5 Fire damage to enemies within your Aura. Give 5 block to allies in your Aura.</text:p>
            </text:list-item>
            <text:list-item>
              <text:p text:style-name="P8">Transcendence (Energy 30, Skill) Give a targt 3 Barrier. Exhaust</text:p>
            </text:list-item>
            <text:list-item>
              <text:p text:style-name="P8">Blinding Radiance (Energy 20, RA, R 3): Deal 10 Fire damage and apply Blind to all enemies in a 3x3 area.</text:p>
            </text:list-item>
            <text:list-item>
              <text:p text:style-name="P8">Sacred Aura (Energy 30, Power): On activation end, remove Blind, Silenced, Disarmed and Immobilized from allies in your Aura.</text:p>
            </text:list-item>
          </text:list>
        </text:list-item>
        <text:list-item>
          <text:p text:style-name="P8"><text:span text:style-name="T1">Naturalism</text:span> (Synergistic elements and themes: )</text:p>
          <text:list>
            <text:list-item>
              <text:p text:style-name="P8">Lightning Bolt (Energy 10, RA, R 3): Deal 6 air damage to a target and apply shocked</text:p>
            </text:list-item>
            <text:list-item>
              <text:p text:style-name="P8">Thunder Strike: (Energy 20, MA) Deal 200% weapon damage. If the target is shocked, apply stunned</text:p>
            </text:list-item>
            <text:list-item>
              <text:p text:style-name="P8">Chain Lightning (Energy 20, RA, R 3): Deal 8 air damage and apply shocked. Bounces to a random adjacent enemy up to 2 more times.</text:p>
            </text:list-item>
            <text:list-item>
              <text:p text:style-name="P8"><text:soft-page-break/>Primal Rage (Energy 10, Skill): Give a target 3 strength until the end of their next activation. Exhaust</text:p>
            </text:list-item>
            <text:list-item>
              <text:p text:style-name="P8">Spirit Vision (Energy 10, Skill, R 3): Give an ally 8 block and True Sight until the end of their next activation. Exhaust</text:p>
            </text:list-item>
            <text:list-item>
              <text:p text:style-name="P8">Spirit Surge (Energy 0, Skill): Give 20 energy to all allies within your aura. Exhaus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20-07-13T20:48:02.76</meta:creation-date>
    <dc:date>2020-07-14T11:23:37.54</dc:date>
    <dc:creator>Black Will</dc:creator>
    <meta:editing-duration>PT4H46M47S</meta:editing-duration>
    <meta:editing-cycles>49</meta:editing-cycles>
    <meta:generator>OpenOffice/4.1.6$Win32 OpenOffice.org_project/416m1$Build-9790</meta:generator>
    <meta:document-statistic meta:table-count="0" meta:image-count="0" meta:object-count="0" meta:page-count="14" meta:paragraph-count="289" meta:word-count="4230" meta:character-count="23222"/>
  </office:meta>
</office:document-meta>
</file>